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margin-right="0.635cm"/>
    </style:style>
    <style:style style:name="P2" style:family="paragraph" style:parent-style-name="HTML_20_con_20_formato_20_previo">
      <loext:graphic-properties draw:fill="solid" draw:fill-color="#ffffff"/>
      <style:paragraph-properties style:line-height-at-least="0.55cm" fo:background-color="#ffffff"/>
      <style:text-properties fo:color="#333333" loext:opacity="100%" fo:font-size="12pt" style:font-size-asian="12pt" style:font-size-complex="12pt"/>
    </style:style>
    <style:style style:name="P3" style:family="paragraph" style:parent-style-name="HTML_20_con_20_formato_20_previo">
      <loext:graphic-properties draw:fill="solid" draw:fill-color="#ffffff"/>
      <style:paragraph-properties style:line-height-at-least="0.55cm" fo:background-color="#ffffff"/>
      <style:text-properties fo:color="#333333" loext:opacity="100%"/>
    </style:style>
    <style:style style:name="P4" style:family="paragraph" style:parent-style-name="Text_20_body">
      <style:paragraph-properties fo:margin-right="0.339cm" fo:margin-top="0cm" fo:margin-bottom="0cm" style:contextual-spacing="false"/>
      <style:text-properties fo:color="#000000" loext:opacity="100%" style:font-name="Arial1" fo:font-size="10pt" style:font-size-asian="10pt" style:font-name-complex="Arial1" style:font-size-complex="10pt"/>
    </style:style>
    <style:style style:name="P5" style:family="paragraph" style:parent-style-name="Standard">
      <loext:graphic-properties draw:fill="solid" draw:fill-color="#ffffff"/>
      <style:paragraph-properties style:line-height-at-least="0.55cm" fo:background-color="#ffffff"/>
      <style:text-properties fo:color="#000000" loext:opacity="100%" style:font-name="Consolas" fo:font-size="10.5pt" fo:font-weight="normal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7" style:family="paragraph" style:parent-style-name="Standard">
      <style:paragraph-properties fo:margin-right="0.339cm" fo:margin-top="0cm" fo:margin-bottom="0cm" style:contextual-spacing="false"/>
      <style:text-properties fo:color="#000000" loext:opacity="100%" style:font-name="Consolas" fo:font-size="10.5pt" fo:font-weight="normal" fo:background-color="transparent" style:font-size-asian="10pt" style:font-name-complex="Arial1" style:font-size-complex="10pt"/>
    </style:style>
    <style:style style:name="P8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00"/>
    </style:style>
    <style:style style:name="P11" style:family="paragraph" style:parent-style-name="HTML_20_con_20_formato_20_previo">
      <loext:graphic-properties draw:fill="solid" draw:fill-color="#ffffff"/>
      <style:paragraph-properties style:line-height-at-least="0.55cm" fo:background-color="#ffffff"/>
      <style:text-properties fo:color="#333333" loext:opacity="100%"/>
    </style:style>
    <style:style style:name="P12" style:family="paragraph" style:parent-style-name="Heading_20_1">
      <style:paragraph-properties fo:margin-right="0.339cm" fo:margin-top="0cm" fo:margin-bottom="0cm" style:contextual-spacing="false" fo:text-align="center" style:justify-single-word="false"/>
    </style:style>
    <style:style style:name="P13" style:family="paragraph" style:parent-style-name="Heading_20_1">
      <style:paragraph-properties fo:margin-right="0.339cm" fo:margin-top="0cm" fo:margin-bottom="0cm" style:contextual-spacing="false"/>
      <style:text-properties fo:color="#000000" loext:opacity="100%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Heading_20_1">
      <style:paragraph-properties fo:margin-right="0.339cm" fo:margin-top="0cm" fo:margin-bottom="0cm" style:contextual-spacing="false"/>
      <style:text-properties fo:color="#000000" loext:opacity="100%" fo:font-size="10pt" style:font-size-asian="10pt" style:font-size-complex="10pt"/>
    </style:style>
    <style:style style:name="P15" style:family="paragraph" style:parent-style-name="Heading_20_1">
      <style:paragraph-properties fo:margin-right="0.339cm" fo:margin-top="0cm" fo:margin-bottom="0cm" style:contextual-spacing="false"/>
      <style:text-properties fo:color="#000000" loext:opacity="100%" style:font-name="Arial1" fo:font-size="10pt" style:font-size-asian="10pt" style:font-name-complex="Arial1" style:font-size-complex="10pt"/>
    </style:style>
    <style:style style:name="P16" style:family="paragraph" style:parent-style-name="Heading_20_1">
      <style:paragraph-properties fo:margin-right="0.339cm" fo:margin-top="0cm" fo:margin-bottom="0cm" style:contextual-spacing="false"/>
    </style:style>
    <style:style style:name="P17" style:family="paragraph" style:parent-style-name="Standard">
      <style:text-properties fo:color="#333333" loext:opacity="100%"/>
    </style:style>
    <style:style style:name="P18" style:family="paragraph" style:parent-style-name="Standard">
      <loext:graphic-properties draw:fill="solid" draw:fill-color="#ffffff"/>
      <style:paragraph-properties style:line-height-at-least="0.55cm" fo:background-color="#ffffff"/>
      <style:text-properties fo:color="#000000" loext:opacity="100%" style:font-name="Consolas" fo:font-size="10.5pt" fo:font-weight="normal" fo:background-color="transparent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20" style:family="paragraph" style:parent-style-name="Standard">
      <style:text-properties fo:color="#000000" loext:opacity="100%" style:font-name="Consolas" fo:font-size="10pt" fo:font-weight="normal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pt" fo:font-weight="normal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23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24" style:family="paragraph" style:parent-style-name="Standard">
      <style:text-properties fo:color="#000000" loext:opacity="100%" fo:background-color="transparent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10pt" fo:background-color="transparent" style:font-size-asian="10pt" style:font-size-complex="10pt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10pt" style:text-underline-style="solid" style:text-underline-width="auto" style:text-underline-color="font-color" fo:background-color="transparent" style:font-size-asian="10pt" style:font-size-complex="10pt"/>
    </style:style>
    <style:style style:name="T1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222222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-asian="Courier New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style:font-name="Consolas" fo:font-size="10.5pt" fo:font-weight="normal"/>
    </style:style>
    <style:style style:name="T16" style:family="text">
      <style:text-properties style:font-name="Consolas" fo:font-size="10.5pt" fo:font-weight="normal" fo:background-color="#ffff00" loext:char-shading-value="0"/>
    </style:style>
    <style:style style:name="T17" style:family="text">
      <style:text-properties style:font-name="Consolas" fo:font-weight="normal"/>
    </style:style>
    <style:style style:name="T18" style:family="text">
      <style:text-properties style:font-name="Consolas" fo:font-weight="normal"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060d79"/>
    </style:style>
    <style:style style:name="T21" style:family="text">
      <style:text-properties fo:background-color="#ff0000" loext:char-shading-value="0"/>
    </style:style>
    <style:style style:name="T22" style:family="text">
      <style:text-properties fo:background-color="#ff0000" loext:char-shading-value="0"/>
    </style:style>
    <style:style style:name="T23" style:family="text">
      <style:text-properties fo:background-color="#ff3838" loext:char-shading-value="0"/>
    </style:style>
    <style:style style:name="T24" style:family="text">
      <style:text-properties fo:background-color="#ff3838" loext:char-shading-value="0"/>
    </style:style>
    <style:style style:name="T25" style:family="text">
      <style:text-properties fo:color="#ffffff" loext:opacity="100%" fo:background-color="#ff3838" loext:char-shading-value="0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Boletín 4. Tema 3.1. DTD</text:span><text:span text:style-name="T1"/></text:h>
      <text:h text:style-name="P13" text:outline-level="1"/>
      <text:h text:style-name="P16" text:outline-level="1"><text:span text:style-name="T2">1. </text:span><text:span text:style-name="T4">El siguiente documento XML (</text:span><text:span text:style-name="Emphasis"><text:span text:style-name="T5">"productos.xml"</text:span></text:span><text:span text:style-name="T4">) está bien formado. Sin embargo, no es válido. Para que lo sea, realizar los cambios necesarios en dicho documento, pero sin modificar la DTD interna.</text:span></text:h>
      <text:p text:style-name="P2"/>
      <text:p text:style-name="P3">&lt;?xml version="1.0" encoding="UTF-8"?&gt;</text:p>
      <text:p text:style-name="P3">&lt;!DOCTYPE productos [</text:p>
      <text:p text:style-name="P3"><text:span text:style-name="T6"><text:s text:c="3"/></text:span>&lt;!ELEMENT productos (producto)*&gt;</text:p>
      <text:p text:style-name="P3"><text:span text:style-name="T6"><text:s text:c="3"/></text:span>&lt;!ELEMENT producto (identificacion, nombre)&gt;</text:p>
      <text:p text:style-name="P3"><text:span text:style-name="T6"><text:s text:c="3"/></text:span>&lt;!ELEMENT identificacion (#PCDATA | codigo | id)*&gt;</text:p>
      <text:p text:style-name="P3"><text:span text:style-name="T6"><text:s text:c="3"/></text:span>&lt;!ELEMENT codigo (#PCDATA)&gt;</text:p>
      <text:p text:style-name="P3"><text:span text:style-name="T6"><text:s text:c="3"/></text:span>&lt;!ELEMENT id (#PCDATA)&gt;</text:p>
      <text:p text:style-name="P3"><text:span text:style-name="T6"><text:s text:c="3"/></text:span>&lt;!ELEMENT nombre (#PCDATA)&gt;</text:p>
      <text:p text:style-name="P3">]&gt;</text:p>
      <text:p text:style-name="P3"/>
      <text:p text:style-name="P3">&lt;productos&gt;</text:p>
      <text:p text:style-name="P3"><text:span text:style-name="T6"><text:s text:c="3"/></text:span>&lt;nombre&gt;martillo&lt;/nombre&gt;</text:p>
      <text:p text:style-name="P3"><text:span text:style-name="T6"><text:s text:c="3"/></text:span>&lt;identificacion&gt;</text:p>
      <text:p text:style-name="P3"><text:span text:style-name="T6"><text:s text:c="6"/></text:span>Quedan 14 unidades.</text:p>
      <text:p text:style-name="P3"><text:span text:style-name="T6"><text:s text:c="6"/></text:span>&lt;codigo&gt;MAR264&lt;/codigo&gt;</text:p>
      <text:p text:style-name="P3"><text:span text:style-name="T6"><text:s text:c="3"/></text:span>&lt;/identificacion&gt;</text:p>
      <text:p text:style-name="P3"><text:span text:style-name="T6"><text:s text:c="3"/></text:span>&lt;identificacion&gt;</text:p>
      <text:p text:style-name="P3"><text:span text:style-name="T6"><text:s text:c="6"/></text:span>&lt;codigo&gt;DES387&lt;/codigo&gt;</text:p>
      <text:p text:style-name="P3"><text:span text:style-name="T6"><text:s text:c="6"/></text:span>&lt;id&gt;678984&lt;/id&gt;</text:p>
      <text:p text:style-name="P3"><text:span text:style-name="T6"><text:s text:c="6"/></text:span>No hay stock.</text:p>
      <text:p text:style-name="P3"><text:span text:style-name="T6"><text:s text:c="6"/></text:span>&lt;nombre&gt;destornillador&lt;/nombre&gt;</text:p>
      <text:p text:style-name="P3"><text:span text:style-name="T6"><text:s text:c="3"/></text:span>&lt;/identificacion&gt;</text:p>
      <text:p text:style-name="P3">&lt;/productos&gt;</text:p>
      <text:p text:style-name="P3">--------------------------------------</text:p>
      <text:p text:style-name="P5">&lt;?xml version="1.0" encoding="UTF-8"?&gt;</text:p>
      <text:p text:style-name="P8"/>
      <text:p text:style-name="P6">&lt;!DOCTYPE productos [</text:p>
      <text:p text:style-name="P9">   <text:span text:style-name="T15">&lt;!ELEMENT productos (producto)*&gt;</text:span></text:p>
      <text:p text:style-name="P9">   <text:span text:style-name="T15">&lt;!ELEMENT producto (identificacion, nombre)&gt;</text:span></text:p>
      <text:p text:style-name="P9">   <text:span text:style-name="T15">&lt;!ELEMENT identificacion (#PCDATA | codigo | id)*&gt;</text:span></text:p>
      <text:p text:style-name="P9">   <text:span text:style-name="T15">&lt;!ELEMENT codigo (#PCDATA)&gt;</text:span></text:p>
      <text:p text:style-name="P9">   <text:span text:style-name="T15">&lt;!ELEMENT id (#PCDATA)&gt;</text:span></text:p>
      <text:p text:style-name="P9">   <text:span text:style-name="T15">&lt;!ELEMENT nombre (#PCDATA)&gt;</text:span></text:p>
      <text:p text:style-name="P6">]&gt;</text:p>
      <text:p text:style-name="P8"/>
      <text:p text:style-name="P6">&lt;productos&gt;</text:p>
      <text:p text:style-name="P9"> <text:span text:style-name="T16">&lt;producto&gt;</text:span></text:p>
      <text:p text:style-name="P9">   <text:span text:style-name="T15">&lt;identificacion&gt;</text:span></text:p>
      <text:p text:style-name="P9">      <text:span text:style-name="T15">Quedan 14 unidades.</text:span></text:p>
      <text:p text:style-name="P9">      <text:span text:style-name="T15">&lt;codigo&gt;MAR264&lt;/codigo&gt;</text:span></text:p>
      <text:p text:style-name="P9"><text:soft-page-break/>   <text:span text:style-name="T15">&lt;/identificacion&gt;</text:span></text:p>
      <text:p text:style-name="P9">   <text:span text:style-name="T16">&lt;nombre&gt;martillo&lt;/nombre&gt;</text:span></text:p>
      <text:p text:style-name="P9"> <text:span text:style-name="T16">&lt;/producto&gt;</text:span></text:p>
      <text:p text:style-name="P9"> <text:span text:style-name="T16">&lt;producto&gt;</text:span></text:p>
      <text:p text:style-name="P9">   <text:span text:style-name="T15">&lt;identificacion&gt;</text:span></text:p>
      <text:p text:style-name="P9">      <text:span text:style-name="T15">&lt;codigo&gt;DES387&lt;/codigo&gt;</text:span></text:p>
      <text:p text:style-name="P9">      <text:span text:style-name="T15">&lt;id&gt;678984&lt;/id&gt;</text:span></text:p>
      <text:p text:style-name="P9">      <text:span text:style-name="T15">No hay stock.</text:span></text:p>
      <text:p text:style-name="P9">   <text:span text:style-name="T15">&lt;/identificacion&gt;</text:span></text:p>
      <text:p text:style-name="P9"> <text:span text:style-name="T19">  </text:span><text:span text:style-name="T16">&lt;nombre&gt;destornillador&lt;/nombre&gt;</text:span></text:p>
      <text:p text:style-name="P10"> <text:span text:style-name="T15">&lt;/producto&gt;</text:span></text:p>
      <text:p text:style-name="P6">&lt;/productos&gt;</text:p>
      <text:p text:style-name="P3"/>
      <text:h text:style-name="P15" text:outline-level="1"/>
      <text:h text:style-name="P16" text:outline-level="1"><text:span text:style-name="T2">2. El siguiente documento XML (</text:span><text:span text:style-name="T3">"forma_geometrica.xml"</text:span><text:span text:style-name="T2">) está bien formado. Sin embargo, no es válido. Para que lo sea, realizar los cambios necesarios en la DTD interna de dicho documento.</text:span></text:h>
      <text:p text:style-name="P3">&lt;?xml version="1.0" encoding="UTF-8"?&gt;</text:p>
      <text:p text:style-name="P3">&lt;!DOCTYPE forma_geometrica [</text:p>
      <text:p text:style-name="P3"><text:span text:style-name="T6"><text:s text:c="3"/></text:span>&lt;!ELEMENT forma_geometrica (nombre | caracteristicas | numero_de_lados)&gt;</text:p>
      <text:p text:style-name="P3"><text:span text:style-name="T6"><text:s text:c="3"/></text:span>&lt;!ELEMENT nombre (#PCDATA)&gt;</text:p>
      <text:p text:style-name="P3"><text:span text:style-name="T6"><text:s text:c="3"/></text:span>&lt;!ELEMENT color (#PCDATA)&gt;</text:p>
      <text:p text:style-name="P3"><text:span text:style-name="T6"><text:s text:c="3"/></text:span>&lt;!ELEMENT tipo (#PCDATA)&gt;</text:p>
      <text:p text:style-name="P3"><text:span text:style-name="T6"><text:s text:c="3"/></text:span>&lt;!ELEMENT numero_de_lados (#PCDATA)&gt;</text:p>
      <text:p text:style-name="P3">]&gt;</text:p>
      <text:p text:style-name="P3"/>
      <text:p text:style-name="P3">&lt;forma_geometrica&gt;</text:p>
      <text:p text:style-name="P3"><text:span text:style-name="T6"><text:s text:c="3"/></text:span>&lt;nombre&gt;rombo&lt;/nombre&gt;</text:p>
      <text:p text:style-name="P3"><text:span text:style-name="T6"><text:s text:c="3"/></text:span>&lt;caracteristicas&gt;</text:p>
      <text:p text:style-name="P3"><text:span text:style-name="T6"><text:s text:c="6"/></text:span>&lt;color&gt;naranja&lt;/color&gt;</text:p>
      <text:p text:style-name="P3"><text:span text:style-name="T6"><text:s text:c="6"/></text:span>&lt;tipo&gt;plana&lt;/tipo&gt;</text:p>
      <text:p text:style-name="P3"><text:span text:style-name="T6"><text:s text:c="3"/></text:span>&lt;/caracteristicas&gt;</text:p>
      <text:p text:style-name="P3"><text:span text:style-name="T6"><text:s text:c="3"/></text:span>&lt;numero_de_lados&gt;4&lt;/numero_de_lados&gt;</text:p>
      <text:p text:style-name="P3">&lt;/forma_geometrica&gt;</text:p>
      <text:h text:style-name="P15" text:outline-level="1">-------------------------------------------------------------------------------------</text:h>
      <text:p text:style-name="P7">&lt;?xml version="1.0" encoding="UTF-8"?&gt;</text:p>
      <text:p text:style-name="P6">&lt;!DOCTYPE forma_geometrica [</text:p>
      <text:p text:style-name="P9">   <text:span text:style-name="T15">&lt;!ELEMENT forma_geometrica (nombre | caracteristicas | numero_de_lados)</text:span><text:span text:style-name="T16">*</text:span><text:span text:style-name="T15">&gt;</text:span></text:p>
      <text:p text:style-name="P9">   <text:span text:style-name="T15">&lt;!ELEMENT nombre (#PCDATA)&gt;</text:span></text:p>
      <text:p text:style-name="P9">   <text:span text:style-name="T15">&lt;!ELEMENT numero_de_lados (#PCDATA)&gt;</text:span></text:p>
      <text:p text:style-name="P9">   <text:span text:style-name="T16">&lt;!ELEMENT caracteristicas (color,tipo)&gt;</text:span></text:p>
      <text:p text:style-name="P9">    <text:span text:style-name="T15">&lt;!ELEMENT color (#PCDATA)&gt;</text:span></text:p>
      <text:p text:style-name="P9">    <text:span text:style-name="T15">&lt;!ELEMENT tipo (#PCDATA)&gt;</text:span></text:p>
      <text:p text:style-name="P6">]&gt;</text:p>
      <text:p text:style-name="P8"/>
      <text:p text:style-name="P6"><text:soft-page-break/>&lt;forma_geometrica&gt;</text:p>
      <text:p text:style-name="P9">   <text:span text:style-name="T15">&lt;nombre&gt;rombo&lt;/nombre&gt;</text:span></text:p>
      <text:p text:style-name="P9">   <text:span text:style-name="T15">&lt;caracteristicas&gt;</text:span></text:p>
      <text:p text:style-name="P9">      <text:span text:style-name="T15">&lt;color&gt;naranja&lt;/color&gt;</text:span></text:p>
      <text:p text:style-name="P9">      <text:span text:style-name="T15">&lt;tipo&gt;plana&lt;/tipo&gt;</text:span></text:p>
      <text:p text:style-name="P9">   <text:span text:style-name="T15">&lt;/caracteristicas&gt;</text:span></text:p>
      <text:p text:style-name="P9">   <text:span text:style-name="T15">&lt;numero_de_lados&gt;4&lt;/numero_de_lados&gt;</text:span></text:p>
      <text:p text:style-name="P6">&lt;/forma_geometrica&gt;</text:p>
      <text:p text:style-name="P4"/>
      <text:h text:style-name="P16" text:outline-level="1"><text:span text:style-name="T2">3. <text:s/>El siguiente documento XML (</text:span><text:span text:style-name="T3">"ciudades.xml"</text:span><text:span text:style-name="T2">) está bien formado. Sin embargo, no es válido. Para que lo sea, realizar los cambios necesarios en la DTD interna de dicho documento.</text:span></text:h>
      <text:p text:style-name="P3">&lt;?xml version="1.0" encoding="UTF-8"?&gt;</text:p>
      <text:p text:style-name="P3">&lt;!DOCTYPE ciudades [</text:p>
      <text:p text:style-name="P3"><text:span text:style-name="T6"><text:s text:c="3"/></text:span>&lt;!ELEMENT ciudades (ciudad)&gt;</text:p>
      <text:p text:style-name="P3"><text:span text:style-name="T6"><text:s text:c="3"/></text:span>&lt;!ELEMENT ciudad (nombre, capital)&gt;</text:p>
      <text:p text:style-name="P3"><text:span text:style-name="T6"><text:s text:c="3"/></text:span>&lt;!ELEMENT nombre (#PCDATA)&gt;</text:p>
      <text:p text:style-name="P3"><text:span text:style-name="T6"><text:s text:c="3"/></text:span>&lt;!ELEMENT capital EMPTY&gt;</text:p>
      <text:p text:style-name="P3">]&gt;</text:p>
      <text:p text:style-name="P3"/>
      <text:p text:style-name="P3">&lt;ciudades&gt;</text:p>
      <text:p text:style-name="P3"><text:span text:style-name="T6"><text:s text:c="3"/></text:span>&lt;ciudad&gt;</text:p>
      <text:p text:style-name="P3"><text:span text:style-name="T6"><text:s text:c="6"/></text:span>&lt;nombre&gt;Buenos Aires&lt;/nombre&gt;</text:p>
      <text:p text:style-name="P3"><text:span text:style-name="T6"><text:s text:c="6"/></text:span>&lt;capital/&gt;</text:p>
      <text:p text:style-name="P3"><text:span text:style-name="T6"><text:s text:c="3"/></text:span>&lt;/ciudad&gt;</text:p>
      <text:p text:style-name="P3"><text:span text:style-name="T6"><text:s text:c="3"/></text:span>&lt;ciudad&gt;</text:p>
      <text:p text:style-name="P3"><text:span text:style-name="T6"><text:s text:c="6"/></text:span>&lt;nombre&gt;Liverpool&lt;/nombre&gt;</text:p>
      <text:p text:style-name="P3"><text:span text:style-name="T6"><text:s text:c="3"/></text:span>&lt;/ciudad&gt;</text:p>
      <text:p text:style-name="P3"><text:span text:style-name="T6"><text:s text:c="3"/></text:span>&lt;ciudad&gt;</text:p>
      <text:p text:style-name="P3"><text:span text:style-name="T6"><text:s text:c="6"/></text:span>&lt;nombre&gt;Osaka&lt;/nombre&gt;</text:p>
      <text:p text:style-name="P3"><text:span text:style-name="T6"><text:s text:c="3"/></text:span>&lt;/ciudad&gt;</text:p>
      <text:p text:style-name="P3"><text:span text:style-name="T6"><text:s text:c="3"/></text:span>&lt;ciudad&gt;</text:p>
      <text:p text:style-name="P3"><text:span text:style-name="T6"><text:s text:c="6"/></text:span>&lt;nombre&gt;Oslo&lt;/nombre&gt;</text:p>
      <text:p text:style-name="P3"><text:span text:style-name="T6"><text:s text:c="6"/></text:span>&lt;capital/&gt;</text:p>
      <text:p text:style-name="P3"><text:span text:style-name="T6"><text:s text:c="3"/></text:span>&lt;/ciudad&gt;</text:p>
      <text:p text:style-name="P3">&lt;/ciudades&gt;</text:p>
      <text:h text:style-name="P15" text:outline-level="1"/>
      <text:p text:style-name="P4">---------------------------------------------------------</text:p>
      <text:p text:style-name="P7">&lt;?xml version="1.0" encoding="UTF-8"?&gt;</text:p>
      <text:p text:style-name="P6">&lt;!DOCTYPE ciudades [</text:p>
      <text:p text:style-name="P9">   <text:span text:style-name="T15">&lt;!ELEMENT ciudades (ciudad)</text:span><text:span text:style-name="T16">+</text:span><text:span text:style-name="T15">&gt;</text:span></text:p>
      <text:p text:style-name="P9">   <text:span text:style-name="T15">&lt;!ELEMENT ciudad (nombre, </text:span><text:span text:style-name="T16">(capital)?</text:span><text:span text:style-name="T15">)&gt;</text:span></text:p>
      <text:p text:style-name="P9">   <text:span text:style-name="T15">&lt;!ELEMENT nombre (#PCDATA)&gt;</text:span></text:p>
      <text:p text:style-name="P9">   <text:span text:style-name="T15">&lt;!ELEMENT capital EMPTY&gt;</text:span></text:p>
      <text:p text:style-name="P6">]&gt;</text:p>
      <text:p text:style-name="P8"/>
      <text:p text:style-name="P6">&lt;ciudades&gt;</text:p>
      <text:p text:style-name="P9"><text:soft-page-break/>   <text:span text:style-name="T15">&lt;ciudad&gt;</text:span></text:p>
      <text:p text:style-name="P9">      <text:span text:style-name="T15">&lt;nombre&gt;Buenos Aires&lt;/nombre&gt;</text:span></text:p>
      <text:p text:style-name="P9">      <text:span text:style-name="T15">&lt;capital/&gt;</text:span></text:p>
      <text:p text:style-name="P9">   <text:span text:style-name="T15">&lt;/ciudad&gt;</text:span></text:p>
      <text:p text:style-name="P9">   <text:span text:style-name="T15">&lt;ciudad&gt;</text:span></text:p>
      <text:p text:style-name="P9">      <text:span text:style-name="T15">&lt;nombre&gt;Liverpool&lt;/nombre&gt;</text:span></text:p>
      <text:p text:style-name="P9">   <text:span text:style-name="T15">&lt;/ciudad&gt;</text:span></text:p>
      <text:p text:style-name="P9">   <text:span text:style-name="T15">&lt;ciudad&gt;</text:span></text:p>
      <text:p text:style-name="P9">      <text:span text:style-name="T15">&lt;nombre&gt;Osaka&lt;/nombre&gt;</text:span></text:p>
      <text:p text:style-name="P9">   <text:span text:style-name="T15">&lt;/ciudad&gt;</text:span></text:p>
      <text:p text:style-name="P9">   <text:span text:style-name="T15">&lt;ciudad&gt;</text:span></text:p>
      <text:p text:style-name="P9">      <text:span text:style-name="T15">&lt;nombre&gt;Oslo&lt;/nombre&gt;</text:span></text:p>
      <text:p text:style-name="P9">      <text:span text:style-name="T15">&lt;capital/&gt;</text:span></text:p>
      <text:p text:style-name="P9">   <text:span text:style-name="T15">&lt;/ciudad&gt;</text:span></text:p>
      <text:p text:style-name="P6">&lt;/ciudades&gt;</text:p>
      <text:p text:style-name="P4"/>
      <text:h text:style-name="P16" text:outline-level="1"><text:span text:style-name="T2">4. El siguiente documento XML (</text:span><text:span text:style-name="T3">"empresas.xml"</text:span><text:span text:style-name="T2">) está bien formado. Sin embargo, no es válido. Para que lo sea, realizar los cambios necesarios en dicho documento, pero sin modificar la DTD interna.</text:span></text:h>
      <text:p text:style-name="P3">&lt;?xml version="1.0" encoding="UTF-8"?&gt;</text:p>
      <text:p text:style-name="P3">&lt;!DOCTYPE empresas [</text:p>
      <text:p text:style-name="P3"><text:span text:style-name="T6"><text:s text:c="3"/></text:span>&lt;!ELEMENT empresas (empresa)*&gt;</text:p>
      <text:p text:style-name="P3"><text:span text:style-name="T6"><text:s text:c="3"/></text:span>&lt;!ELEMENT empresa EMPTY&gt;</text:p>
      <text:p text:style-name="P3"><text:span text:style-name="T6"><text:s text:c="6"/></text:span>&lt;!ATTLIST empresa nombre CDATA #REQUIRED&gt;</text:p>
      <text:p text:style-name="P3"><text:span text:style-name="T6"><text:s text:c="6"/></text:span>&lt;!ATTLIST empresa fecha_de_fundacion CDATA #IMPLIED&gt;</text:p>
      <text:p text:style-name="P3">]&gt;</text:p>
      <text:p text:style-name="P3"/>
      <text:p text:style-name="P3">&lt;empresas&gt;</text:p>
      <text:p text:style-name="P3"><text:span text:style-name="T6"><text:s text:c="3"/></text:span>&lt;empresa fecha_de_fundacion="1976"&gt;Apple&lt;/empresa&gt;</text:p>
      <text:p text:style-name="P3"><text:span text:style-name="T6"><text:s text:c="3"/></text:span>&lt;empresa&gt;Google&lt;/empresa&gt;</text:p>
      <text:p text:style-name="P3"><text:span text:style-name="T6"><text:s text:c="3"/></text:span>&lt;empresa fecha_de_fundacion="1975"&gt;Microsoft&lt;/empresa&gt;</text:p>
      <text:p text:style-name="P3">&lt;/empresas&gt;</text:p>
      <text:p text:style-name="P3"/>
      <text:p text:style-name="P3">----------------------------------------------------------</text:p>
      <text:p text:style-name="P18">&lt;?xml version="1.0" encoding="UTF-8"?&gt;</text:p>
      <text:p text:style-name="P19">&lt;!DOCTYPE empresas [</text:p>
      <text:p text:style-name="P22">   <text:span text:style-name="T15">&lt;!ELEMENT empresas (empresa)*&gt;</text:span></text:p>
      <text:p text:style-name="P22">   <text:span text:style-name="T15">&lt;!ELEMENT empresa EMPTY&gt;</text:span></text:p>
      <text:p text:style-name="P22">      <text:span text:style-name="T15">&lt;!ATTLIST empresa nombre CDATA #REQUIRED&gt;</text:span></text:p>
      <text:p text:style-name="P22">      <text:span text:style-name="T15">&lt;!ATTLIST empresa fecha_de_fundacion CDATA #IMPLIED&gt;</text:span></text:p>
      <text:p text:style-name="P19">]&gt;</text:p>
      <text:p text:style-name="P23"/>
      <text:p text:style-name="P19">&lt;empresas&gt;</text:p>
      <text:p text:style-name="P22">   <text:span text:style-name="T15">&lt;empresa </text:span><text:span text:style-name="T16">nombre="Apple"</text:span><text:span text:style-name="T15"> fecha_de_fundacion="1976"&gt;&lt;/empresa&gt;</text:span></text:p>
      <text:p text:style-name="P22">   <text:span text:style-name="T15">&lt;empresa </text:span><text:span text:style-name="T16">nombre="Google" fecha_de_fundacion="1998"</text:span><text:span text:style-name="T15">&gt;&lt;/empresa&gt;</text:span></text:p>
      <text:p text:style-name="P22">   <text:span text:style-name="T15">&lt;empresa </text:span><text:span text:style-name="T16">nombre="Microsoft"</text:span><text:span text:style-name="T15"> fecha_de_fundacion="1975"&gt;&lt;/empresa&gt;</text:span></text:p>
      <text:p text:style-name="P19">&lt;/empresas&gt;</text:p>
      <text:p text:style-name="P3"><text:soft-page-break/></text:p>
      <text:h text:style-name="P14" text:outline-level="1"/>
      <text:h text:style-name="P14" text:outline-level="1"/>
      <text:h text:style-name="P16" text:outline-level="1"><text:span text:style-name="T2">5. El siguiente documento XML (</text:span><text:span text:style-name="T3">"cine.xml"</text:span><text:span text:style-name="T2">) está bien formado. Sin embargo, no es válido. Para que lo sea, realizar los cambios necesarios en la DTD interna de dicho documento.</text:span></text:h>
      <text:p text:style-name="P3">&lt;?xml version="1.0" encoding="UTF-8"?&gt;</text:p>
      <text:p text:style-name="P3">&lt;!DOCTYPE cine [</text:p>
      <text:p text:style-name="P3"><text:span text:style-name="T6"><text:s text:c="3"/></text:span>&lt;!ELEMENT peliculas (pelicula)*&gt;</text:p>
      <text:p text:style-name="P3"><text:span text:style-name="T6"><text:s text:c="6"/></text:span>&lt;!ELEMENT pelicula (#PCDATA)&gt;</text:p>
      <text:p text:style-name="P3"><text:span text:style-name="T6"><text:s text:c="9"/></text:span>&lt;!ATTLIST pelicula codpel ID <text:span text:style-name="T25">(P1 | P2 | P3 | P4) "P0"</text:span>&gt;</text:p>
      <text:p text:style-name="P3"><text:span text:style-name="T6"><text:s text:c="3"/></text:span>&lt;!ELEMENT actores (actor)*&gt;</text:p>
      <text:p text:style-name="P3"><text:span text:style-name="T6"><text:s text:c="6"/></text:span>&lt;!ELEMENT actor (#PCDATA)&gt;</text:p>
      <text:p text:style-name="P3"><text:span text:style-name="T6"><text:s text:c="9"/></text:span>&lt;!ATTLIST actor filmografia IDREF #REQUIRED&gt;</text:p>
      <text:p text:style-name="P3">]&gt;</text:p>
      <text:p text:style-name="P3">&lt;cine&gt;</text:p>
      <text:p text:style-name="P3"><text:span text:style-name="T6"><text:s text:c="3"/></text:span>&lt;peliculas&gt;</text:p>
      <text:p text:style-name="P3"><text:span text:style-name="T6"><text:s text:c="6"/></text:span>&lt;pelicula&gt;Avatar&lt;/pelicula&gt;</text:p>
      <text:p text:style-name="P3"><text:span text:style-name="T6"><text:s text:c="6"/></text:span>&lt;pelicula codpel="P1"&gt;Gran Torino&lt;/pelicula&gt;</text:p>
      <text:p text:style-name="P3"><text:span text:style-name="T6"><text:s text:c="6"/></text:span>&lt;pelicula codpel="P2"&gt;Invictus&lt;/pelicula&gt;</text:p>
      <text:p text:style-name="P3"><text:span text:style-name="T6"><text:s text:c="6"/></text:span>&lt;pelicula codpel="P3"&gt;Million dollar baby&lt;/pelicula&gt;</text:p>
      <text:p text:style-name="P3"><text:span text:style-name="T6"><text:s text:c="6"/></text:span>&lt;pelicula codpel="P4"&gt;Oblivion&lt;/pelicula&gt;</text:p>
      <text:p text:style-name="P3"><text:span text:style-name="T6"><text:s text:c="6"/></text:span>&lt;pelicula codpel="P5"&gt;Unforgiven&lt;/pelicula&gt;</text:p>
      <text:p text:style-name="P3"><text:span text:style-name="T6"><text:s text:c="3"/></text:span>&lt;/peliculas&gt;</text:p>
      <text:p text:style-name="P3"><text:span text:style-name="T6"><text:s text:c="3"/></text:span>&lt;actores&gt;</text:p>
      <text:p text:style-name="P3"><text:span text:style-name="T6"><text:s text:c="6"/></text:span>&lt;actor filmografia="P1 P3 P5"&gt;Clint Eastwood&lt;/actor&gt;</text:p>
      <text:p text:style-name="P3"><text:span text:style-name="T6"><text:s text:c="6"/></text:span>&lt;actor filmografia="P2 P3 P4 P5"&gt;Morgan Freeman&lt;/actor&gt;</text:p>
      <text:p text:style-name="P3"><text:span text:style-name="T6"><text:s text:c="6"/></text:span>&lt;actor filmografia="P4"&gt;Tom Cruise&lt;/actor&gt;</text:p>
      <text:p text:style-name="P3"><text:span text:style-name="T6"><text:s text:c="3"/></text:span>&lt;/actores&gt;</text:p>
      <text:p text:style-name="P3">&lt;/cine&gt;</text:p>
      <text:p text:style-name="P17">-------------------------------------------------------------------------</text:p>
      <text:p text:style-name="P20">&lt;?xml version="1.0" encoding="UTF-8"?&gt;</text:p>
      <text:p text:style-name="P21">&lt;!DOCTYPE cine [</text:p>
      <text:p text:style-name="P25">   <text:span text:style-name="T17">&lt;!ELEMENT peliculas (pelicula)*&gt;</text:span></text:p>
      <text:p text:style-name="P25">      <text:span text:style-name="T17">&lt;!ELEMENT pelicula (#PCDATA)&gt;</text:span></text:p>
      <text:p text:style-name="P25">         <text:span text:style-name="T17">&lt;!ATTLIST pelicula codpel </text:span><text:span text:style-name="T18">ID #IMPLIED</text:span><text:span text:style-name="T17"> &gt;</text:span></text:p>
      <text:p text:style-name="P25">   <text:span text:style-name="T17">&lt;!ELEMENT actores (actor)*&gt;</text:span></text:p>
      <text:p text:style-name="P25">      <text:span text:style-name="T17">&lt;!ELEMENT actor (#PCDATA)&gt;</text:span></text:p>
      <text:p text:style-name="P25">         <text:span text:style-name="T17">&lt;!ATTLIST actor filmografia IDREF</text:span><text:span text:style-name="T18">S</text:span><text:span text:style-name="T17"> #REQUIRED&gt;</text:span></text:p>
      <text:p text:style-name="P25"><text:span text:style-name="T17">]&gt;</text:span></text:p>
      <text:p text:style-name="P26"><text:span text:style-name="T17"/></text:p>
      <text:p text:style-name="P21">&lt;cine&gt;</text:p>
      <text:p text:style-name="P25">   <text:span text:style-name="T17">&lt;peliculas&gt;</text:span></text:p>
      <text:p text:style-name="P25">      <text:span text:style-name="T17">&lt;pelicula&gt;Avatar&lt;/pelicula&gt;</text:span></text:p>
      <text:p text:style-name="P25">      <text:span text:style-name="T17">&lt;pelicula codpel="P1"&gt;Gran Torino&lt;/pelicula&gt;</text:span></text:p>
      <text:p text:style-name="P25">      <text:span text:style-name="T17">&lt;pelicula codpel="P2"&gt;Invictus&lt;/pelicula&gt;</text:span></text:p>
      <text:p text:style-name="P25">      <text:span text:style-name="T17">&lt;pelicula codpel="P3"&gt;Million dollar baby&lt;/pelicula&gt;</text:span></text:p>
      <text:p text:style-name="P25"><text:soft-page-break/>      <text:span text:style-name="T17">&lt;pelicula codpel="P4"&gt;Oblivion&lt;/pelicula&gt;</text:span></text:p>
      <text:p text:style-name="P25">      <text:span text:style-name="T17">&lt;pelicula codpel="P5"&gt;Unforgiven&lt;/pelicula&gt;</text:span></text:p>
      <text:p text:style-name="P25">   <text:span text:style-name="T17">&lt;/peliculas&gt;</text:span></text:p>
      <text:p text:style-name="P25">   <text:span text:style-name="T17">&lt;actores&gt;</text:span></text:p>
      <text:p text:style-name="P25">      <text:span text:style-name="T17">&lt;actor filmografia="P1 P3 P5"&gt;Clint Eastwood&lt;/actor&gt;</text:span></text:p>
      <text:p text:style-name="P25">      <text:span text:style-name="T17">&lt;actor filmografia="P2 P3 P4 P5"&gt;Morgan Freeman&lt;/actor&gt;</text:span></text:p>
      <text:p text:style-name="P25">      <text:span text:style-name="T17">&lt;actor filmografia="P4"&gt;Tom Cruise&lt;/actor&gt;</text:span></text:p>
      <text:p text:style-name="P25">   <text:span text:style-name="T17">&lt;/actores&gt;</text:span></text:p>
      <text:p text:style-name="P21">&lt;/cine&gt;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style:contextual-spacing="false"/>
      <style:text-properties fo:font-size="24pt" fo:language="es" fo:country="ES" fo:font-weight="bold" style:letter-kerning="true" style:font-size-asian="24pt" style:font-weight-asian="bold" style:font-size-complex="24pt" style:font-weight-complex="bold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es" fo:country="ES" style:font-size-asian="10pt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Marco1" text:anchor-type="paragraph" svg:y="0.002cm" draw:z-index="5"><draw:text-box fo:min-height="0.058cm" fo:min-width="0.041cm"><text:p text:style-name="Footer"><text:span text:style-name="Page_20_Number"><text:page-number text:select-page="current">6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Boletín 4</dc:title>
    <dc:subject/>
    <meta:keyword/>
    <dc:description/>
    <meta:initial-creator>usuario</meta:initial-creator>
    <meta:creation-date>2017-02-03T10:14:00</meta:creation-date>
    <dc:date>2024-11-08T13:54:09.362000000</dc:date>
    <meta:editing-cycles>6</meta:editing-cycles>
    <meta:editing-duration>PT1H8M7S</meta:editing-duration>
    <meta:generator>LibreOffice/24.2.5.2$Windows_X86_64 LibreOffice_project/bffef4ea93e59bebbeaf7f431bb02b1a39ee8a59</meta:generator>
    <meta:print-date>2024-11-08T13:54:05.409000000</meta:print-date>
    <meta:printed-by>Archivos PDF</meta:printed-by>
    <meta:document-statistic meta:table-count="0" meta:image-count="0" meta:object-count="0" meta:page-count="6" meta:paragraph-count="211" meta:word-count="601" meta:character-count="6791" meta:non-whitespace-character-count="5776"/>
  </office:meta>
</office:document-meta>
</file>